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style:font-size-asian="10pt" style:font-size-complex="10pt"/>
    </style:style>
    <style:style style:name="P2" style:family="paragraph" style:parent-style-name="Header">
      <style:text-properties fo:font-size="10pt" style:font-size-asian="10pt" style:font-size-complex="10pt"/>
    </style:style>
    <style:style style:name="P3" style:family="paragraph" style:parent-style-name="Header">
      <style:text-properties fo:font-size="10pt" style:text-underline-style="solid" style:text-underline-width="auto" style:text-underline-color="font-color" style:font-size-asian="10pt" style:font-size-complex="10pt"/>
    </style:style>
    <style:style style:name="P4" style:family="paragraph" style:parent-style-name="Standard">
      <style:text-properties officeooo:paragraph-rsid="0003ecf3"/>
    </style:style>
    <style:style style:name="P5" style:family="paragraph" style:parent-style-name="Title">
      <style:text-properties officeooo:paragraph-rsid="0003ecf3"/>
    </style:style>
    <style:style style:name="P6" style:family="paragraph" style:parent-style-name="Text_20_body">
      <style:text-properties officeooo:rsid="0000ac12" officeooo:paragraph-rsid="0003ecf3"/>
    </style:style>
    <style:style style:name="P7" style:family="paragraph" style:parent-style-name="Text_20_body">
      <style:text-properties officeooo:paragraph-rsid="0003ecf3"/>
    </style:style>
    <style:style style:name="P8" style:family="paragraph" style:parent-style-name="Heading_20_1">
      <style:text-properties officeooo:paragraph-rsid="0003ecf3"/>
    </style:style>
    <style:style style:name="P9" style:family="paragraph" style:parent-style-name="Heading_20_1" style:list-style-name="">
      <style:text-properties officeooo:paragraph-rsid="0003ecf3"/>
    </style:style>
    <style:style style:name="P10" style:family="paragraph" style:parent-style-name="Heading_20_1">
      <style:paragraph-properties fo:break-before="page"/>
      <style:text-properties officeooo:paragraph-rsid="0003ecf3"/>
    </style:style>
    <style:style style:name="T1" style:family="text">
      <style:text-properties officeooo:rsid="000312e9"/>
    </style:style>
    <style:style style:name="T2" style:family="text">
      <style:text-properties officeooo:rsid="0005eed9"/>
    </style:style>
    <style:style style:name="T3" style:family="text">
      <style:text-properties officeooo:rsid="0000ac12"/>
    </style:style>
    <style:style style:name="T4" style:family="text">
      <style:text-properties officeooo:rsid="0005febc"/>
    </style:style>
    <style:style style:name="T5" style:family="text">
      <style:text-properties officeooo:rsid="000154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xWidgets</text:p>
      <text:p text:style-name="P4"/>
      <text:h text:style-name="P8" text:outline-level="1">File wxWidgetsMain <text:span text:style-name="T1">C </text:span>: </text:h>
      <text:p text:style-name="P4"/>
      <text:p text:style-name="P4"><text:tab/>Buildinfo : ?</text:p>
      <text:p text:style-name="P4"/>
      <text:p text:style-name="P4"><text:tab/>wxWidgest_Frame:<text:tab/>OnClose</text:p>
      <text:p text:style-name="P4"><text:tab/><text:tab/><text:tab/><text:tab/>OnQuit</text:p>
      <text:p text:style-name="P4"><text:tab/><text:tab/><text:tab/><text:tab/>OnAbout</text:p>
      <text:h text:style-name="P8" text:outline-level="1">File wxWidgetsMain <text:span text:style-name="T1">H </text:span>:</text:h>
      <text:p text:style-name="P7"><text:tab/><text:span text:style-name="T2">Include wxWidgetsMain.h und GuiFrame.h ! </text:span></text:p>
      <text:p text:style-name="P7"><text:tab/>wxWidgetsFrame: public GUIFrame</text:p>
      <text:h text:style-name="P8" text:outline-level="1">File <text:span text:style-name="T3">wxWidgetsApp C:</text:span></text:h>
      <text:p text:style-name="P7"><text:tab/><text:span text:style-name="T3">Implement App : wxWidgetsApp</text:span></text:p>
      <text:p text:style-name="P6"><text:tab/> wxWidgetsApp::OnInit</text:p>
      <text:p text:style-name="P7"><text:tab/><text:span text:style-name="T3">wxWidgetsFrame – new <text:s/>wxWidgetsFrame</text:span>File <text:span text:style-name="T3">wxWidgetsApp H:</text:span></text:p>
      <text:h text:style-name="P8" text:outline-level="1">File <text:span text:style-name="T3">wxWidgetsApp H:</text:span></text:h>
      <text:p text:style-name="P7"><text:tab/>include wx/app.h</text:p>
      <text:p text:style-name="P7"><text:tab/>class wxWidgetsApp : public wxApp</text:p>
      <text:h text:style-name="P9" text:outline-level="1"/>
      <text:h text:style-name="P10" text:outline-level="1">File GuiFrame <text:span text:style-name="T4">C</text:span>:</text:h>
      <text:p text:style-name="P4"/>
      <text:p text:style-name="P4"><text:tab/>EventTable : <text:tab/><text:tab/>EVT_CLOSE</text:p>
      <text:p text:style-name="P4"><text:tab/><text:tab/><text:tab/><text:tab/>EVT_MENU - Quit</text:p>
      <text:p text:style-name="P4"><text:tab/><text:tab/><text:tab/><text:tab/>EVT_MENU – About</text:p>
      <text:p text:style-name="P4"><text:tab/><text:span text:style-name="T5">MenuBar – MenuItems</text:span></text:p>
      <text:p text:style-name="P4"/>
      <text:h text:style-name="P8" text:outline-level="1">File GuiFrame <text:span text:style-name="T4">H</text:span>:</text:h>
      <text:p text:style-name="P7"><text:tab/>include wx_pch.h</text:p>
      <text:p text:style-name="P7"><text:tab/>include wx/wx.h</text:p>
      <text:p text:style-name="P7"><text:tab/>include wx/menu.h</text:p>
      <text:p text:style-name="P7"><text:tab/>GUIFrame : public wxFr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horndale" fo:font-size="12pt" fo:language="de" fo:country="DE" style:font-name-asian="Andale Sans UI" style:font-size-asian="12pt" style:language-asian="de" style:country-asian="DE" style:font-name-complex="Tahoma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font-name-asian="Andale Sans UI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style:font-size-asian="10pt" style:font-size-complex="10pt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Header">
      <style:text-properties fo:font-size="10pt" style:text-underline-style="solid" style:text-underline-width="auto" style:text-underline-color="font-color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Dipl.Ing (FH) Holger Lech</text:p>
        <text:p text:style-name="MP1">Hadamarstr.22B</text:p>
        <text:p text:style-name="MP2">93051 Regensburg<text:tab/> <text:s text:c="128"/><text:date style:data-style-name="N37" text:date-value="2022-09-11T14:14:19.682434285" text:fixed="true">11.09.22</text:date></text:p>
        <text:p text:style-name="MP3">Tel: 0941/3996404 <text:s text:c="161"/></text:p>
      </style:header>
      <style:footer>
        <text:p text:style-name="MP1">________________________________________________________________________________________________</text:p>
        <text:p text:style-name="MP1"><text:s text:c="183"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ARM_EABI LibreOffice_project/10$Build-2</meta:generator>
    <meta:creation-date>2022-09-11T14:14:20.950801881</meta:creation-date>
    <dc:language>de-DE</dc:language>
    <meta:editing-cycles>4</meta:editing-cycles>
    <meta:editing-duration>PT1M51S</meta:editing-duration>
    <dc:date>2023-11-26T14:32:30.433434962</dc:date>
    <meta:document-statistic meta:table-count="0" meta:image-count="0" meta:object-count="0" meta:page-count="2" meta:paragraph-count="32" meta:word-count="85" meta:character-count="1234" meta:non-whitespace-character-count="667"/>
    <meta:user-defined meta:name="Info 1"/>
    <meta:user-defined meta:name="Info 2"/>
    <meta:user-defined meta:name="Info 3"/>
    <meta:user-defined meta:name="Info 4"/>
    <meta:template xlink:type="simple" xlink:actuate="onRequest" xlink:title="Textvorlage_Holger_Lech A4_Portrait" xlink:href="../../../Templates/Textvorlage_Holger_Lech%20A4_Portrait.ott" meta:date="2022-09-11T14:14:19.681881626"/>
  </office:meta>
</office:document-meta>
</file>